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paragraph-properties fo:margin-left="0.4925in" fo:margin-right="0in" fo:text-indent="0in" style:auto-text-indent="false"/>
    </style:style>
    <style:style style:name="P10" style:family="paragraph" style:parent-style-name="Standard">
      <style:paragraph-properties fo:margin-left="0.4925in" fo:margin-right="0in" fo:text-indent="0in" style:auto-text-indent="false"/>
      <style:text-properties fo:font-size="12pt" style:font-size-asian="12pt" style:font-size-complex="12pt"/>
    </style:style>
    <style:style style:name="P11" style:family="paragraph" style:parent-style-name="Standard">
      <style:paragraph-properties fo:margin-left="0in" fo:margin-right="0in" fo:text-indent="0in" style:auto-text-indent="false"/>
      <style:text-properties fo:font-size="12pt" style:font-size-asian="12pt" style:font-size-complex="12pt"/>
    </style:style>
    <style:style style:name="P12"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application for vocabulary practice (Camden Town Book) – Arely, Cornelius, Ildus, Lily, Stefanie</text:p>
      <text:p text:style-name="P2"/>
      <text:p text:style-name="P1">Two modes: practice and test (difficulty determined by the book chapter)</text:p>
      <text:p text:style-name="P2"/>
      <text:p text:style-name="P9"><text:span text:style-name="T2">Practice</text:span><text:span text:style-name="T1">: </text:span></text:p>
      <text:list xml:id="list1778789953" text:style-name="L1">
        <text:list-item>
          <text:p text:style-name="P3"><text:span text:style-name="T1">show the text of the workbook that corresponds to the vocabulary the student wants to practice.</text:span></text:p>
        </text:list-item>
        <text:list-item>
          <text:p text:style-name="P3"><text:span text:style-name="T1">mark up the words to learn, e.g. with color or font.</text:span></text:p>
        </text:list-item>
        <text:list-item>
          <text:p text:style-name="P3"><text:span text:style-name="T1">provide a translation of the words for example via a mouseover</text:span></text:p>
        </text:list-item>
      </text:list>
      <text:p text:style-name="P10"><text:span text:style-name="T3">Test</text:span>: </text:p>
      <text:list xml:id="list220260397" text:style-name="L2">
        <text:list-item>
          <text:p text:style-name="P4"><text:span text:style-name="T1">fill-in-the blank exercise</text:span></text:p>
        </text:list-item>
        <text:list-item>
          <text:p text:style-name="P4"><text:span text:style-name="T1">present the sentence, the word was introduced in</text:span></text:p>
        </text:list-item>
        <text:list-item>
          <text:p text:style-name="P4"><text:span text:style-name="T1">possibly two kinds of test: 1 trial or several given the chance to correct</text:span></text:p>
        </text:list-item>
      </text:list>
      <text:p text:style-name="P2"/>
      <text:p text:style-name="P1">Kinds of feedback we could give:</text:p>
      <text:list xml:id="list199357452" text:style-name="L3">
        <text:list-item>
          <text:p text:style-name="P5"><text:span text:style-name="T1">sounds similar by taking implementation of soundex</text:span></text:p>
        </text:list-item>
        <text:list-item>
          <text:p text:style-name="P5"><text:span text:style-name="T1">similar meaning (WordNet and/or distributional semantics)</text:span></text:p>
        </text:list-item>
        <text:list-item>
          <text:p text:style-name="P5"><text:span text:style-name="T1">spelling error (API?, Levenshtein Distance, Peter Norvig's algo, B-K Tree)</text:span></text:p>
        </text:list-item>
        <text:list-item>
          <text:p text:style-name="P5"><text:span text:style-name="T1">grammar mistake:</text:span></text:p>
        </text:list-item>
      </text:list>
      <text:p text:style-name="P2"><text:tab/>- missing 3rd person singulars</text:p>
      <text:p text:style-name="P2"><text:tab/>- incorrect irregular<text:tab/></text:p>
      <text:p text:style-name="P2"/>
      <text:p text:style-name="P2"><text:span text:style-name="T3">Question</text:span>: use non-base form occurences of the word? Maybe if the word was correct once...</text:p>
      <text:p text:style-name="P2"/>
      <text:p text:style-name="P2"><text:span text:style-name="T3">Context:</text:span></text:p>
      <text:list xml:id="list851463617" text:style-name="L4">
        <text:list-item>
          <text:p text:style-name="P6"><text:span text:style-name="T1">try to vary the context</text:span></text:p>
        </text:list-item>
        <text:list-item>
          <text:p text:style-name="P6"><text:span text:style-name="T1">use sentences from other modules as context</text:span></text:p>
        </text:list-item>
      </text:list>
      <text:p text:style-name="P10">- sentences have to be checked for unknown vocabulary</text:p>
      <text:p text:style-name="P10">- sentences have to be checked for unknown grammatical constructions </text:p>
      <text:p text:style-name="P10"/>
      <text:p text:style-name="P11"><text:span text:style-name="T3">Learner modelling:</text:span></text:p>
      <text:list xml:id="list2151189460" text:style-name="L5">
        <text:list-item>
          <text:p text:style-name="P7"><text:span text:style-name="T1">keep track of known words</text:span></text:p>
        </text:list-item>
        <text:list-item>
          <text:p text:style-name="P7"><text:span text:style-name="T1">keep track of correct vs. incorrect</text:span></text:p>
        </text:list-item>
        <text:list-item>
          <text:p text:style-name="P7"><text:span text:style-name="T1">keep track of known modules</text:span></text:p>
        </text:list-item>
        <text:list-item>
          <text:p text:style-name="P7"><text:span text:style-name="T1">keep track of kind of mistakes the student makes?</text:span></text:p>
        </text:list-item>
      </text:list>
      <text:p text:style-name="P11"/>
      <text:p text:style-name="P11"><text:span text:style-name="T3">Pos-tagger:</text:span> Stanford</text:p>
      <text:p text:style-name="P11"/>
      <text:p text:style-name="P12">Use of database Derby for:</text:p>
      <text:p text:style-name="P11"><text:tab/>Word: entries: chapters, lemma, status, context sentence., first occurence...</text:p>
      <text:p text:style-name="P11"><text:tab/>Sentence: module</text:p>
      <text:p text:style-name="P11"><text:tab/>students: see learner modelling</text:p>
      <text:p text:style-name="P11"/>
      <text:p text:style-name="P11"><text:span text:style-name="T3">Web-application related software (eclipse-based):</text:span> JSP, Maven.</text:p>
      <text:p text:style-name="P11"/>
      <text:p text:style-name="P11"><text:span text:style-name="T3">Problems:</text:span></text:p>
      <text:list xml:id="list1328163473" text:style-name="L6">
        <text:list-item>
          <text:p text:style-name="P8"><text:span text:style-name="T1">the exercise types and instructive phrases of the textbook are not explicitly marked in the textfile, for the practice part we need to make sure to have only the real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ie </meta:initial-creator>
    <meta:creation-date>2014-06-04T21:02:35.950375275</meta:creation-date>
    <dc:date>2014-06-05T13:01:21</dc:date>
    <meta:editing-duration>PT1H2M2S</meta:editing-duration>
    <meta:editing-cycles>13</meta:editing-cycles>
    <meta:generator>LibreOffice/3.5$Linux_X86_64 LibreOffice_project/350m1$Build-2</meta:generator>
    <meta:document-statistic meta:table-count="0" meta:image-count="0" meta:object-count="0" meta:page-count="1" meta:paragraph-count="36" meta:word-count="280" meta:character-count="1699" meta:non-whitespace-character-count="1463"/>
  </office:meta>
</office:document-meta>
</file>